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family="paragraph">
      <style:text-properties fo:font-weight="bold" style:font-weight-asian="bold" style:font-weight-complex="bold"/>
    </style:style>
    <style:style style:name="P18" style:parent-style-name="Standard" style:list-style-name="LFO2" style:family="paragraph"/>
    <style:style style:name="P19" style:parent-style-name="Standard" style:list-style-name="LFO2" style:family="paragraph"/>
    <style:style style:name="P20" style:parent-style-name="Standard" style:family="paragraph">
      <style:text-properties fo:font-weight="bold" style:font-weight-asian="bold" style:font-weight-complex="bold"/>
    </style:style>
    <style:style style:name="P21" style:parent-style-name="Standard" style:list-style-name="LFO3" style:family="paragraph"/>
    <style:style style:name="P22" style:parent-style-name="Standard" style:list-style-name="LFO3" style:family="paragraph"/>
    <style:style style:name="P23" style:parent-style-name="Standard" style:list-style-name="LFO3" style:family="paragraph"/>
  </office:automatic-styles>
  <office:body>
    <office:text text:use-soft-page-breaks="true">
      <text:p text:style-name="P1">Documentation of string refactoring in the SIMPLE library</text:p>
      <text:p text:style-name="Standard"/>
      <text:p text:style-name="P2">Objective</text:p>
      <text:p text:style-name="Standard">Provide an alternative to static strings, when appropriate, and remove the str4arr type, replacing it with a bona fide dynamic string type that can be used in arrays. Below is the new simple_string.f90 type:</text:p>
      <text:p text:style-name="Standard"/>
      <text:p text:style-name="Standard">module simple_string</text:p>
      <text:p text:style-name="Standard">use simple_error, only: simple_exception</text:p>
      <text:p text:style-name="Standard">use simple_defs_string</text:p>
      <text:p text:style-name="Standard">use simple_defs</text:p>
      <text:p text:style-name="Standard">implicit none</text:p>
      <text:p text:style-name="Standard">private</text:p>
      <text:p text:style-name="Standard"/>
      <text:p text:style-name="Standard">public :: string</text:p>
      <text:p text:style-name="Standard"/>
      <text:p text:style-name="Standard">interface string</text:p>
      <text:p text:style-name="Standard"><text:s text:c="4"/>module procedure char2str</text:p>
      <text:p text:style-name="Standard"><text:s text:c="4"/>module procedure int2str</text:p>
      <text:p text:style-name="Standard"><text:s text:c="4"/>module procedure real2str</text:p>
      <text:p text:style-name="Standard"><text:s text:c="4"/>module procedure dble2str</text:p>
      <text:p text:style-name="Standard">end interface string</text:p>
      <text:p text:style-name="Standard"/>
      <text:p text:style-name="Standard">type :: string</text:p>
      <text:p text:style-name="Standard"><text:s text:c="4"/>private</text:p>
      <text:p text:style-name="Standard"><text:s text:c="4"/>character(len=:), allocatable :: buffer</text:p>
      <text:p text:style-name="Standard"><text:s text:c="2"/>contains</text:p>
      <text:p text:style-name="Standard"><text:s text:c="4"/>procedure, private :: assign</text:p>
      <text:p text:style-name="Standard"><text:s text:c="4"/>generic <text:s text:c="11"/>:: assignment(=) =&gt; assign</text:p>
      <text:p text:style-name="Standard"><text:s text:c="4"/>procedure, private :: append</text:p>
      <text:p text:style-name="Standard"><text:s text:c="4"/>generic <text:s text:c="11"/>:: operator(//) <text:s/>=&gt; append</text:p>
      <text:p text:style-name="Standard"><text:s text:c="4"/>procedure <text:s text:c="9"/>:: strlen</text:p>
      <text:p text:style-name="Standard"><text:s text:c="4"/>procedure <text:s text:c="9"/>:: strlen_trim</text:p>
      <text:p text:style-name="Standard"><text:s text:c="4"/>procedure <text:s text:c="9"/>:: raw</text:p>
      <text:p text:style-name="Standard"><text:s text:c="4"/>procedure, private :: to_char_1, to_char_2</text:p>
      <text:p text:style-name="Standard"><text:s text:c="4"/>generic <text:s text:c="11"/>:: to_char =&gt; to_char_1, to_char_2</text:p>
      <text:p text:style-name="Standard"><text:s text:c="4"/>procedure, private :: to_static_1, to_static_2</text:p>
      <text:p text:style-name="Standard"><text:s text:c="4"/>generic <text:s text:c="11"/>:: to_static =&gt; to_static_1, to_static_2</text:p>
      <text:p text:style-name="Standard"><text:s text:c="4"/>procedure <text:s text:c="9"/>:: to_int</text:p>
      <text:p text:style-name="Standard"><text:s text:c="4"/>procedure <text:s text:c="9"/>:: to_real</text:p>
      <text:p text:style-name="Standard"><text:s text:c="4"/>procedure <text:s text:c="9"/>:: to_dble</text:p>
      <text:p text:style-name="Standard"><text:s text:c="4"/>procedure, private :: has_substr_1, has_substr_2</text:p>
      <text:p text:style-name="Standard"><text:s text:c="4"/>generic <text:s text:c="11"/>:: has_substr =&gt; has_substr_1, has_substr_2</text:p>
      <text:p text:style-name="Standard"><text:s text:c="4"/>procedure <text:s text:c="9"/>:: substr_remove</text:p>
      <text:p text:style-name="Standard"><text:s text:c="4"/>procedure, private :: ends_with_substr_1, ends_with_substr_2</text:p>
      <text:p text:style-name="Standard"><text:s text:c="4"/>generic <text:s text:c="11"/>:: ends_with_substr =&gt; ends_with_substr_1, ends_with_substr_2</text:p>
      <text:p text:style-name="Standard"><text:s text:c="4"/>procedure, private :: substr_ind_1, substr_ind_2</text:p>
      <text:p text:style-name="Standard"><text:s text:c="4"/>generic <text:s text:c="11"/>:: substr_ind =&gt; substr_ind_1, substr_ind_2</text:p>
      <text:p text:style-name="Standard"><text:s text:c="4"/>procedure <text:s text:c="9"/>:: substr_replace</text:p>
      <text:p text:style-name="Standard"><text:s text:c="4"/>procedure <text:s text:c="9"/>:: is_blank</text:p>
      <text:soft-page-break/>
      <text:p text:style-name="Standard"><text:s text:c="4"/>procedure <text:s text:c="9"/>:: is_allocated</text:p>
      <text:p text:style-name="Standard"><text:s text:c="4"/>procedure, private :: is_equal_1, is_equal_2</text:p>
      <text:p text:style-name="Standard"><text:s text:c="4"/>generic <text:s text:c="11"/>:: operator(.eq.) =&gt; is_equal_1, is_equal_2</text:p>
      <text:p text:style-name="Standard"><text:s text:c="4"/>generic <text:s text:c="11"/>:: operator(==) =&gt; is_equal_1, is_equal_2</text:p>
      <text:p text:style-name="Standard"><text:s text:c="4"/>procedure, private :: is_not_equal_1, is_not_equal_2</text:p>
      <text:p text:style-name="Standard"><text:s text:c="4"/>generic <text:s text:c="11"/>:: operator(.ne.) =&gt; is_not_equal_1, is_not_equal_2</text:p>
      <text:p text:style-name="Standard"><text:s text:c="4"/>generic <text:s text:c="11"/>:: operator(/=) =&gt; is_not_equal_1, is_not_equal_2</text:p>
      <text:p text:style-name="Standard"><text:s text:c="4"/>procedure <text:s text:c="9"/>:: readline</text:p>
      <text:p text:style-name="Standard"><text:s text:c="4"/>procedure <text:s text:c="9"/>:: writeline</text:p>
      <text:p text:style-name="Standard"><text:s text:c="4"/>procedure, private :: set_real, set_dble, set_int</text:p>
      <text:p text:style-name="Standard"><text:s text:c="4"/>generic <text:s text:c="11"/>:: set =&gt; set_real, set_dble, set_int</text:p>
      <text:p text:style-name="Standard"><text:s text:c="4"/>procedure <text:s text:c="9"/>:: kill</text:p>
      <text:p text:style-name="Standard">end type string</text:p>
      <text:p text:style-name="Standard"/>
      <text:p text:style-name="Standard">contains</text:p>
      <text:p text:style-name="Standard"/>
      <text:p text:style-name="Standard"><text:s text:c="4"/>function char2str( rhs ) result( self )</text:p>
      <text:p text:style-name="Standard"><text:s text:c="8"/>character(len=*), intent(in) :: rhs</text:p>
      <text:p text:style-name="Standard"><text:s text:c="8"/>type(string) :: self</text:p>
      <text:p text:style-name="Standard"><text:s text:c="8"/>call self%assign(rhs)</text:p>
      <text:p text:style-name="Standard"><text:s text:c="4"/>end function char2str</text:p>
      <text:p text:style-name="Standard"/>
      <text:p text:style-name="Standard"><text:s text:c="4"/>function int2str(rhs) result(self)</text:p>
      <text:p text:style-name="Standard"><text:s text:c="8"/>integer, intent(in) :: rhs</text:p>
      <text:p text:style-name="Standard"><text:s text:c="8"/>type(string) <text:s text:c="7"/>:: self</text:p>
      <text:p text:style-name="Standard"><text:s text:c="8"/>call self%set(rhs)</text:p>
      <text:p text:style-name="Standard"><text:s text:c="4"/>end function int2str</text:p>
      <text:p text:style-name="Standard"/>
      <text:p text:style-name="Standard"><text:s text:c="4"/>function real2str(rhs) result(self)</text:p>
      <text:p text:style-name="Standard"><text:s text:c="8"/>real, intent(in) :: rhs</text:p>
      <text:p text:style-name="Standard"><text:s text:c="8"/>type(string) <text:s text:c="4"/>:: self</text:p>
      <text:p text:style-name="Standard"><text:s text:c="8"/>call self%set(rhs)</text:p>
      <text:p text:style-name="Standard"><text:s text:c="4"/>end function real2str</text:p>
      <text:p text:style-name="Standard"/>
      <text:p text:style-name="Standard"><text:s text:c="4"/>function dble2str(rhs) result(self)</text:p>
      <text:p text:style-name="Standard"><text:s text:c="8"/>real(dp), intent(in) :: rhs</text:p>
      <text:p text:style-name="Standard"><text:s text:c="8"/>type(string) <text:s text:c="8"/>:: self</text:p>
      <text:p text:style-name="Standard"><text:s text:c="8"/>call self%set(rhs)</text:p>
      <text:p text:style-name="Standard"><text:s text:c="4"/>end function dble2str</text:p>
      <text:p text:style-name="Standard"/>
      <text:p text:style-name="Standard"><text:s text:c="4"/>subroutine assign(self, rhs)</text:p>
      <text:p text:style-name="Standard"><text:s text:c="8"/>class(string), intent(inout) :: self</text:p>
      <text:p text:style-name="Standard"><text:s text:c="8"/>class(*), <text:s text:c="5"/>intent(in) <text:s text:c="3"/>:: rhs</text:p>
      <text:p text:style-name="Standard"><text:s text:c="8"/>character(len=:), allocatable :: tmp</text:p>
      <text:p text:style-name="Standard"><text:s text:c="8"/>call self%kill</text:p>
      <text:p text:style-name="Standard"><text:s text:c="8"/>select type (rhs)</text:p>
      <text:p text:style-name="Standard"><text:s text:c="12"/>type is (string)</text:p>
      <text:p text:style-name="Standard"><text:s text:c="16"/>tmp = rhs%buffer</text:p>
      <text:p text:style-name="Standard"><text:s text:c="12"/>type is (character(*))</text:p>
      <text:soft-page-break/>
      <text:p text:style-name="Standard"><text:s text:c="16"/>tmp = rhs</text:p>
      <text:p text:style-name="Standard"><text:s text:c="12"/>class default</text:p>
      <text:p text:style-name="Standard"><text:s text:c="16"/>call simple_exception('Unsupported assignment', __FILENAME__ , __LINE__)</text:p>
      <text:p text:style-name="Standard"><text:s text:c="8"/>end select</text:p>
      <text:p text:style-name="Standard"><text:s text:c="8"/>if( allocated(tmp) ) call move_alloc(tmp, self%buffer)</text:p>
      <text:p text:style-name="Standard"><text:s text:c="4"/>end subroutine assign</text:p>
      <text:p text:style-name="Standard"/>
      <text:p text:style-name="Standard"><text:s text:c="4"/>function append(lhs, rhs) result(res)</text:p>
      <text:p text:style-name="Standard"><text:s text:c="8"/>class(string), intent(in) :: lhs</text:p>
      <text:p text:style-name="Standard"><text:s text:c="8"/>class(*), <text:s text:c="5"/>intent(in) :: rhs</text:p>
      <text:p text:style-name="Standard"><text:s text:c="8"/>type(string) <text:s text:c="13"/>:: res</text:p>
      <text:p text:style-name="Standard"><text:s text:c="8"/>character(len=:), allocatable :: tmp</text:p>
      <text:p text:style-name="Standard"><text:s text:c="8"/>select type (rhs)</text:p>
      <text:p text:style-name="Standard"><text:s text:c="12"/>type is (string)</text:p>
      <text:p text:style-name="Standard"><text:s text:c="16"/>tmp = lhs%buffer // rhs%buffer</text:p>
      <text:p text:style-name="Standard"><text:s text:c="12"/>type is (character(*))</text:p>
      <text:p text:style-name="Standard"><text:s text:c="16"/>tmp = lhs%buffer // rhs</text:p>
      <text:p text:style-name="Standard"><text:s text:c="12"/>class default</text:p>
      <text:p text:style-name="Standard"><text:s text:c="16"/>call simple_exception('Unsupported append', __FILENAME__ , __LINE__)</text:p>
      <text:p text:style-name="Standard"><text:s text:c="8"/>end select</text:p>
      <text:p text:style-name="Standard"><text:s text:c="8"/>if( allocated(tmp) ) call move_alloc(tmp, res%buffer)</text:p>
      <text:p text:style-name="Standard"><text:s text:c="4"/>end function append</text:p>
      <text:p text:style-name="Standard"/>
      <text:p text:style-name="Standard"><text:s text:c="4"/>elemental integer function strlen(self)</text:p>
      <text:p text:style-name="Standard"><text:s text:c="8"/>class(string), intent(in) :: self</text:p>
      <text:p text:style-name="Standard"><text:s text:c="8"/>strlen = 0</text:p>
      <text:p text:style-name="Standard"><text:s text:c="8"/>if( allocated(self%buffer) ) strlen = len(self%buffer)</text:p>
      <text:p text:style-name="Standard"><text:s text:c="4"/>end function strlen</text:p>
      <text:p text:style-name="Standard"/>
      <text:p text:style-name="Standard"><text:s text:c="4"/>elemental integer function strlen_trim(self)</text:p>
      <text:p text:style-name="Standard"><text:s text:c="8"/>class(string), intent(in) :: self</text:p>
      <text:p text:style-name="Standard"><text:s text:c="8"/>strlen_trim = 0</text:p>
      <text:p text:style-name="Standard"><text:s text:c="8"/>if( allocated(self%buffer) ) strlen_trim = len_trim(self%buffer)</text:p>
      <text:p text:style-name="Standard"><text:s text:c="4"/>end function strlen_trim</text:p>
      <text:p text:style-name="Standard"/>
      <text:p text:style-name="Standard"><text:s text:c="4"/>pure function raw(self) result(c)</text:p>
      <text:p text:style-name="Standard"><text:s text:c="8"/>class(string), intent(in) :: self</text:p>
      <text:p text:style-name="Standard"><text:s text:c="8"/>character(:), allocatable :: c</text:p>
      <text:p text:style-name="Standard"><text:s text:c="8"/>if (allocated(self%buffer)) then</text:p>
      <text:p text:style-name="Standard"><text:s text:c="12"/>allocate(character(len(self%buffer)) :: c)</text:p>
      <text:p text:style-name="Standard"><text:s text:c="12"/>if (len(c) &gt; 0) c = self%buffer</text:p>
      <text:p text:style-name="Standard"><text:s text:c="8"/>else</text:p>
      <text:p text:style-name="Standard"><text:s text:c="12"/>allocate(character(0) :: c)</text:p>
      <text:p text:style-name="Standard"><text:s text:c="8"/>end if</text:p>
      <text:p text:style-name="Standard"><text:s text:c="4"/>end function raw</text:p>
      <text:p text:style-name="Standard"/>
      <text:p text:style-name="Standard"><text:s text:c="4"/>pure function to_char_1(self) result(c)</text:p>
      <text:p text:style-name="Standard"><text:s text:c="8"/>class(string), intent(in) :: self</text:p>
      <text:p text:style-name="Standard"><text:s text:c="8"/>character(:), allocatable :: c</text:p>
      <text:soft-page-break/>
      <text:p text:style-name="Standard"><text:s text:c="8"/>if (.not. allocated(self%buffer)) then</text:p>
      <text:p text:style-name="Standard"><text:s text:c="12"/>c = ''</text:p>
      <text:p text:style-name="Standard"><text:s text:c="8"/>else</text:p>
      <text:p text:style-name="Standard"><text:s text:c="12"/>allocate(character(len_trim(self%buffer)) :: c)</text:p>
      <text:p text:style-name="Standard"><text:s text:c="12"/>if (len(c) &gt; 0) c = trim(self%buffer)</text:p>
      <text:p text:style-name="Standard"><text:s text:c="8"/>end if</text:p>
      <text:p text:style-name="Standard"><text:s text:c="4"/>end function to_char_1</text:p>
      <text:p text:style-name="Standard"/>
      <text:p text:style-name="Standard"><text:s text:c="4"/>pure function to_char_2(self, fromto) result(c)</text:p>
      <text:p text:style-name="Standard"><text:s text:c="8"/>class(string), intent(in) :: self</text:p>
      <text:p text:style-name="Standard"><text:s text:c="8"/>integer, <text:s text:c="6"/>intent(in) :: fromto(2)</text:p>
      <text:p text:style-name="Standard"><text:s text:c="8"/>character(:), allocatable :: c</text:p>
      <text:p text:style-name="Standard"><text:s text:c="8"/>integer :: i1, i2</text:p>
      <text:p text:style-name="Standard"><text:s text:c="8"/>i1 = fromto(1)</text:p>
      <text:p text:style-name="Standard"><text:s text:c="8"/>i2 = fromto(2)</text:p>
      <text:p text:style-name="Standard"><text:s text:c="8"/>if (.not. allocated(self%buffer) .or. i1 &lt; 1 .or. i2 &lt; i1 .or. i2 &gt; len(self%buffer)) then</text:p>
      <text:p text:style-name="Standard"><text:s text:c="12"/>c = '' <text:s/>! return empty</text:p>
      <text:p text:style-name="Standard"><text:s text:c="8"/>else</text:p>
      <text:p text:style-name="Standard"><text:s text:c="12"/>allocate(character(len(self%buffer(i1:i2))) :: c)</text:p>
      <text:p text:style-name="Standard"><text:s text:c="12"/>c = self%buffer(i1:i2)</text:p>
      <text:p text:style-name="Standard"><text:s text:c="8"/>end if</text:p>
      <text:p text:style-name="Standard"><text:s text:c="4"/>end function to_char_2</text:p>
      <text:p text:style-name="Standard"/>
      <text:p text:style-name="Standard"><text:s text:c="4"/>! this needs to be used in OpenMP sections</text:p>
      <text:p text:style-name="Standard"><text:s text:c="4"/>pure subroutine to_static_1( self, str_static )</text:p>
      <text:p text:style-name="Standard"><text:s text:c="8"/>class(string), <text:s text:c="3"/>intent(in) <text:s/>:: self</text:p>
      <text:p text:style-name="Standard"><text:s text:c="8"/>character(len=*), intent(out) :: str_static</text:p>
      <text:p text:style-name="Standard"><text:s text:c="8"/>if( allocated(self%buffer) )then</text:p>
      <text:p text:style-name="Standard"><text:s text:c="12"/>str_static = self%buffer</text:p>
      <text:p text:style-name="Standard"><text:s text:c="8"/>else</text:p>
      <text:p text:style-name="Standard"><text:s text:c="12"/>str_static = ''</text:p>
      <text:p text:style-name="Standard"><text:s text:c="8"/>endif</text:p>
      <text:p text:style-name="Standard"><text:s text:c="4"/>end subroutine to_static_1</text:p>
      <text:p text:style-name="Standard"/>
      <text:p text:style-name="Standard"><text:s text:c="4"/>! this needs to be used in OpenMP sections</text:p>
      <text:p text:style-name="Standard"><text:s text:c="4"/>pure subroutine to_static_2( self, fromto, str_static )</text:p>
      <text:p text:style-name="Standard"><text:s text:c="8"/>class(string), <text:s text:c="3"/>intent(in) <text:s/>:: self</text:p>
      <text:p text:style-name="Standard"><text:s text:c="8"/>integer, <text:s text:c="9"/>intent(in) <text:s/>:: fromto(2)</text:p>
      <text:p text:style-name="Standard"><text:s text:c="8"/>character(len=*), intent(out) :: str_static</text:p>
      <text:p text:style-name="Standard"><text:s text:c="8"/>integer :: i1, i2</text:p>
      <text:p text:style-name="Standard"><text:s text:c="8"/>i1 = fromto(1)</text:p>
      <text:p text:style-name="Standard"><text:s text:c="8"/>i2 = fromto(2)</text:p>
      <text:p text:style-name="Standard"><text:s text:c="8"/>if (.not. allocated(self%buffer) .or. i1 &lt; 1 .or. i2 &lt; i1 .or. i2 &gt; len(self%buffer)) then</text:p>
      <text:p text:style-name="Standard"><text:s text:c="12"/>str_static = '' ! return empty</text:p>
      <text:p text:style-name="Standard"><text:s text:c="8"/>else</text:p>
      <text:p text:style-name="Standard"><text:s text:c="12"/>str_static = self%buffer(i1:i2)</text:p>
      <text:p text:style-name="Standard"><text:s text:c="8"/>end if</text:p>
      <text:p text:style-name="Standard"><text:s text:c="4"/>end subroutine to_static_2</text:p>
      <text:p text:style-name="Standard"/>
      <text:soft-page-break/>
      <text:p text:style-name="Standard"><text:s text:c="4"/>integer function to_int( self, io_stat )</text:p>
      <text:p text:style-name="Standard"><text:s text:c="8"/>class(string), <text:s text:c="4"/>intent(in) <text:s/>:: self</text:p>
      <text:p text:style-name="Standard"><text:s text:c="8"/>integer, optional, intent(out) :: io_stat</text:p>
      <text:p text:style-name="Standard"><text:s text:c="8"/>integer :: ios</text:p>
      <text:p text:style-name="Standard"><text:s text:c="8"/>to_int = 0</text:p>
      <text:p text:style-name="Standard"><text:s text:c="8"/>if( allocated(self%buffer) )then</text:p>
      <text:p text:style-name="Standard"><text:s text:c="12"/>read(self%buffer,*,iostat=ios) to_int</text:p>
      <text:p text:style-name="Standard"><text:s text:c="8"/>else</text:p>
      <text:p text:style-name="Standard"><text:s text:c="12"/>ios = -1</text:p>
      <text:p text:style-name="Standard"><text:s text:c="8"/>endif</text:p>
      <text:p text:style-name="Standard"><text:s text:c="8"/>if( present(io_stat) ) io_stat = ios</text:p>
      <text:p text:style-name="Standard"><text:s text:c="4"/>end function to_int</text:p>
      <text:p text:style-name="Standard"/>
      <text:p text:style-name="Standard"><text:s text:c="4"/>real function to_real( self, io_stat )</text:p>
      <text:p text:style-name="Standard"><text:s text:c="8"/>class(string), <text:s text:c="4"/>intent(in) <text:s/>:: self</text:p>
      <text:p text:style-name="Standard"><text:s text:c="8"/>integer, optional, intent(out) :: io_stat</text:p>
      <text:p text:style-name="Standard"><text:s text:c="8"/>integer :: ios</text:p>
      <text:p text:style-name="Standard"><text:s text:c="8"/>to_real = 0.</text:p>
      <text:p text:style-name="Standard"><text:s text:c="8"/>if( allocated(self%buffer) )then</text:p>
      <text:p text:style-name="Standard"><text:s text:c="12"/>read(self%buffer,*,iostat=ios) to_real</text:p>
      <text:p text:style-name="Standard"><text:s text:c="8"/>else</text:p>
      <text:p text:style-name="Standard"><text:s text:c="12"/>ios = -1</text:p>
      <text:p text:style-name="Standard"><text:s text:c="8"/>endif</text:p>
      <text:p text:style-name="Standard"><text:s text:c="8"/>if( present(io_stat) ) io_stat = ios</text:p>
      <text:p text:style-name="Standard"><text:s text:c="4"/>end function to_real</text:p>
      <text:p text:style-name="Standard"/>
      <text:p text:style-name="Standard"><text:s text:c="4"/>real(dp) function to_dble( self, io_stat )</text:p>
      <text:p text:style-name="Standard"><text:s text:c="8"/>class(string), <text:s text:c="4"/>intent(in) <text:s/>:: self</text:p>
      <text:p text:style-name="Standard"><text:s text:c="8"/>integer, optional, intent(out) :: io_stat</text:p>
      <text:p text:style-name="Standard"><text:s text:c="8"/>integer :: ios</text:p>
      <text:p text:style-name="Standard"><text:s text:c="8"/>to_dble = 0.d0</text:p>
      <text:p text:style-name="Standard"><text:s text:c="8"/>if( allocated(self%buffer) )then</text:p>
      <text:p text:style-name="Standard"><text:s text:c="12"/>read(self%buffer,*,iostat=ios) to_dble</text:p>
      <text:p text:style-name="Standard"><text:s text:c="8"/>else</text:p>
      <text:p text:style-name="Standard"><text:s text:c="12"/>ios = -1</text:p>
      <text:p text:style-name="Standard"><text:s text:c="8"/>endif</text:p>
      <text:p text:style-name="Standard"><text:s text:c="8"/>if( present(io_stat) ) io_stat = ios</text:p>
      <text:p text:style-name="Standard"><text:s text:c="4"/>end function to_dble</text:p>
      <text:p text:style-name="Standard"/>
      <text:p text:style-name="Standard"><text:s text:c="4"/>elemental logical function has_substr_1( self, substr )</text:p>
      <text:p text:style-name="Standard"><text:s text:c="8"/>class(string), intent(in) :: self, substr</text:p>
      <text:p text:style-name="Standard"><text:s text:c="8"/>has_substr_1 = .false.</text:p>
      <text:p text:style-name="Standard"><text:s text:c="8"/>if( allocated(self%buffer) .and. allocated(substr%buffer) ) has_substr_1 = .not. (index(self%buffer, substr%buffer) == 0)</text:p>
      <text:p text:style-name="Standard"><text:s text:c="4"/>end function has_substr_1</text:p>
      <text:p text:style-name="Standard"/>
      <text:p text:style-name="Standard"><text:s text:c="4"/>elemental logical function has_substr_2( self, substr )</text:p>
      <text:p text:style-name="Standard"><text:s text:c="8"/>class(string), <text:s text:c="3"/>intent(in) :: self</text:p>
      <text:p text:style-name="Standard"><text:s text:c="8"/>character(len=*), intent(in) :: substr</text:p>
      <text:soft-page-break/>
      <text:p text:style-name="Standard"><text:s text:c="8"/>has_substr_2 = .false.</text:p>
      <text:p text:style-name="Standard"><text:s text:c="8"/>if( allocated(self%buffer) ) has_substr_2 = .not. (index(self%buffer, substr) == 0)</text:p>
      <text:p text:style-name="Standard"><text:s text:c="4"/>end function has_substr_2</text:p>
      <text:p text:style-name="Standard"/>
      <text:p text:style-name="Standard"><text:s text:c="4"/>function substr_remove( self, substr ) result( self_sub )</text:p>
      <text:p text:style-name="Standard"><text:s text:c="8"/>class(string), intent(in) :: self, substr</text:p>
      <text:p text:style-name="Standard"><text:s text:c="8"/>type(string) :: self_sub</text:p>
      <text:p text:style-name="Standard"><text:s text:c="8"/>if( allocated(self%buffer) .and. allocated(substr%buffer) )then</text:p>
      <text:p text:style-name="Standard"><text:s text:c="12"/>call rm_substr(self%buffer, substr%buffer, self_sub%buffer)</text:p>
      <text:p text:style-name="Standard"><text:s text:c="8"/>endif</text:p>
      <text:p text:style-name="Standard"/>
      <text:p text:style-name="Standard"><text:s text:c="8"/>contains</text:p>
      <text:p text:style-name="Standard"/>
      <text:p text:style-name="Standard"><text:s text:c="12"/>subroutine rm_substr( str, substr, str_out )</text:p>
      <text:p text:style-name="Standard"><text:s text:c="16"/>character(len=*), <text:s text:c="13"/>intent(in) <text:s text:c="3"/>:: str, substr</text:p>
      <text:p text:style-name="Standard"><text:s text:c="16"/>character(len=:), allocatable, intent(inout) :: str_out</text:p>
      <text:p text:style-name="Standard"><text:s text:c="16"/>integer :: l, lout, pos</text:p>
      <text:p text:style-name="Standard"><text:s text:c="16"/>str_out = str</text:p>
      <text:p text:style-name="Standard"><text:s text:c="16"/>l = len(substr)</text:p>
      <text:p text:style-name="Standard"><text:s text:c="16"/>if( l == 0 )return</text:p>
      <text:p text:style-name="Standard"><text:s text:c="16"/>if( index(str_out, substr) == 0 )return</text:p>
      <text:p text:style-name="Standard"><text:s text:c="16"/>pos = index(str_out, substr)</text:p>
      <text:p text:style-name="Standard"><text:s text:c="16"/>do while( pos &gt; 0 )</text:p>
      <text:p text:style-name="Standard"><text:s text:c="20"/>lout = len(str_out)</text:p>
      <text:p text:style-name="Standard"><text:s text:c="20"/>if( (pos==1) .and. (lout==l) )then</text:p>
      <text:p text:style-name="Standard"><text:s text:c="24"/>str_out = ''</text:p>
      <text:p text:style-name="Standard"><text:s text:c="24"/>return</text:p>
      <text:p text:style-name="Standard"><text:s text:c="20"/>else if( pos == 1)then</text:p>
      <text:p text:style-name="Standard"><text:s text:c="24"/>str_out = str_out(pos+l:lout)</text:p>
      <text:p text:style-name="Standard"><text:s text:c="20"/>else</text:p>
      <text:p text:style-name="Standard"><text:s text:c="24"/>if( pos+l-1 == lout )then</text:p>
      <text:p text:style-name="Standard"><text:s text:c="28"/>str_out = str_out(1:pos-1)</text:p>
      <text:p text:style-name="Standard"><text:s text:c="24"/>else</text:p>
      <text:p text:style-name="Standard"><text:s text:c="28"/>str_out = str_out(1:pos-1)//str_out(pos+l:lout)</text:p>
      <text:p text:style-name="Standard"><text:s text:c="24"/>endif</text:p>
      <text:p text:style-name="Standard"><text:s text:c="20"/>endif</text:p>
      <text:p text:style-name="Standard"><text:s text:c="20"/>pos = index(str_out, substr)</text:p>
      <text:p text:style-name="Standard"><text:s text:c="16"/>end do</text:p>
      <text:p text:style-name="Standard"><text:s text:c="12"/>end subroutine rm_substr</text:p>
      <text:p text:style-name="Standard"/>
      <text:p text:style-name="Standard"><text:s text:c="4"/>end function substr_remove</text:p>
      <text:p text:style-name="Standard"/>
      <text:p text:style-name="Standard"><text:s text:c="4"/>elemental logical function ends_with_substr_1( str, substr )</text:p>
      <text:p text:style-name="Standard"><text:s text:c="8"/>class(string), intent(in) :: str, substr</text:p>
      <text:p text:style-name="Standard"><text:s text:c="8"/>integer :: start_substr, lenstr</text:p>
      <text:p text:style-name="Standard"><text:s text:c="8"/>ends_with_substr_1 <text:s/>= .false.</text:p>
      <text:p text:style-name="Standard"><text:s text:c="8"/>if( allocated(str%buffer) .and. allocated(substr%buffer) )then</text:p>
      <text:p text:style-name="Standard"><text:s text:c="12"/>lenstr <text:s text:c="13"/>= len(str%buffer)</text:p>
      <text:p text:style-name="Standard"><text:s text:c="12"/>start_substr <text:s text:c="7"/>= lenstr - len(substr%buffer) + 1</text:p>
      <text:soft-page-break/>
      <text:p text:style-name="Standard"><text:s text:c="12"/>if( start_substr &gt;= 1 )then</text:p>
      <text:p text:style-name="Standard"><text:s text:c="16"/>ends_with_substr_1 = str%buffer(start_substr:lenstr) == substr%buffer</text:p>
      <text:p text:style-name="Standard"><text:s text:c="12"/>endif</text:p>
      <text:p text:style-name="Standard"><text:s text:c="8"/>endif</text:p>
      <text:p text:style-name="Standard"><text:s text:c="4"/>end function ends_with_substr_1</text:p>
      <text:p text:style-name="Standard"/>
      <text:p text:style-name="Standard"><text:s text:c="4"/>elemental logical function ends_with_substr_2( str, substr )</text:p>
      <text:p text:style-name="Standard"><text:s text:c="8"/>class(string), <text:s text:c="3"/>intent(in) :: str</text:p>
      <text:p text:style-name="Standard"><text:s text:c="8"/>character(len=*), intent(in) :: substr</text:p>
      <text:p text:style-name="Standard"><text:s text:c="8"/>integer :: start_substr, lenstr</text:p>
      <text:p text:style-name="Standard"><text:s text:c="8"/>ends_with_substr_2 <text:s/>= .false.</text:p>
      <text:p text:style-name="Standard"><text:s text:c="8"/>if( allocated(str%buffer) )then</text:p>
      <text:p text:style-name="Standard"><text:s text:c="12"/>lenstr <text:s text:c="13"/>= len(str%buffer)</text:p>
      <text:p text:style-name="Standard"><text:s text:c="12"/>start_substr <text:s text:c="7"/>= lenstr - len(substr) + 1</text:p>
      <text:p text:style-name="Standard"><text:s text:c="12"/>if( start_substr &gt;= 1 )then</text:p>
      <text:p text:style-name="Standard"><text:s text:c="16"/>ends_with_substr_2 = str%buffer(start_substr:lenstr) == substr</text:p>
      <text:p text:style-name="Standard"><text:s text:c="12"/>endif</text:p>
      <text:p text:style-name="Standard"><text:s text:c="8"/>endif</text:p>
      <text:p text:style-name="Standard"><text:s text:c="4"/>end function ends_with_substr_2</text:p>
      <text:p text:style-name="Standard"/>
      <text:p text:style-name="Standard"><text:s text:c="4"/>elemental integer function substr_ind_1( self, substr, back )</text:p>
      <text:p text:style-name="Standard"><text:s text:c="8"/>class(string), <text:s text:c="4"/>intent(in) :: self</text:p>
      <text:p text:style-name="Standard"><text:s text:c="8"/>character(len=*), <text:s/>intent(in) :: substr</text:p>
      <text:p text:style-name="Standard"><text:s text:c="8"/>logical, optional, intent(in) :: back</text:p>
      <text:p text:style-name="Standard"><text:s text:c="8"/>substr_ind_1 = 0</text:p>
      <text:p text:style-name="Standard"><text:s text:c="8"/>if( allocated(self%buffer) )then</text:p>
      <text:p text:style-name="Standard"><text:s text:c="12"/>if( present(back) )then</text:p>
      <text:p text:style-name="Standard"><text:s text:c="16"/>substr_ind_1 = index(self%buffer, substr, back=back)</text:p>
      <text:p text:style-name="Standard"><text:s text:c="12"/>else</text:p>
      <text:p text:style-name="Standard"><text:s text:c="16"/>substr_ind_1 = index(self%buffer, substr)</text:p>
      <text:p text:style-name="Standard"><text:s text:c="12"/>endif</text:p>
      <text:p text:style-name="Standard"><text:s text:c="8"/>endif</text:p>
      <text:p text:style-name="Standard"><text:s text:c="4"/>end function substr_ind_1</text:p>
      <text:p text:style-name="Standard"/>
      <text:p text:style-name="Standard"><text:s text:c="4"/>integer function substr_ind_2( self, substr, back )</text:p>
      <text:p text:style-name="Standard"><text:s text:c="8"/>class(string), <text:s text:c="4"/>intent(in) :: self, substr</text:p>
      <text:p text:style-name="Standard"><text:s text:c="8"/>logical, optional, intent(in) :: back</text:p>
      <text:p text:style-name="Standard"><text:s text:c="8"/>substr_ind_2 = 0</text:p>
      <text:p text:style-name="Standard"><text:s text:c="8"/>if( allocated(self%buffer) .and. allocated(substr%buffer) )then</text:p>
      <text:p text:style-name="Standard"><text:s text:c="12"/>if( present(back) )then</text:p>
      <text:p text:style-name="Standard"><text:s text:c="16"/>substr_ind_2 = index(self%buffer, substr%buffer, back=back)</text:p>
      <text:p text:style-name="Standard"><text:s text:c="12"/>else</text:p>
      <text:p text:style-name="Standard"><text:s text:c="16"/>substr_ind_2 = index(self%buffer, substr%buffer)</text:p>
      <text:p text:style-name="Standard"><text:s text:c="12"/>endif</text:p>
      <text:p text:style-name="Standard"><text:s text:c="8"/>endif</text:p>
      <text:p text:style-name="Standard"><text:s text:c="4"/>end function substr_ind_2</text:p>
      <text:p text:style-name="Standard"/>
      <text:p text:style-name="Standard"><text:s text:c="4"/>pure subroutine substr_replace( self, s1, s2, one, back )</text:p>
      <text:p text:style-name="Standard"><text:s text:c="8"/>class(string), <text:s text:c="4"/>intent(inout) :: self</text:p>
      <text:soft-page-break/>
      <text:p text:style-name="Standard"><text:s text:c="8"/>character(len=*), <text:s/>intent(in) <text:s text:c="3"/>:: s1, s2</text:p>
      <text:p text:style-name="Standard"><text:s text:c="8"/>logical, optional, intent(in) <text:s text:c="3"/>:: one, back</text:p>
      <text:p text:style-name="Standard"><text:s text:c="8"/>if( allocated(self%buffer) )then</text:p>
      <text:p text:style-name="Standard"><text:s text:c="12"/>call rpl_substr(self%buffer, s1, s2, one, back)</text:p>
      <text:p text:style-name="Standard"><text:s text:c="8"/>endif</text:p>
      <text:p text:style-name="Standard"/>
      <text:p text:style-name="Standard"><text:s text:c="6"/>contains</text:p>
      <text:p text:style-name="Standard"/>
      <text:p text:style-name="Standard"><text:s text:c="8"/>!&gt; <text:s/>Replace all occurrences of s1 in str with s2</text:p>
      <text:p text:style-name="Standard"><text:s text:c="8"/>!! <text:s/>Optionally one occurence (one=.true.) and</text:p>
      <text:p text:style-name="Standard"><text:s text:c="8"/>!! <text:s/>optionally starting from end of string (back=.true.)</text:p>
      <text:p text:style-name="Standard"><text:s text:c="8"/>pure subroutine rpl_substr( str, s1, s2, one, back )</text:p>
      <text:p text:style-name="Standard"><text:s text:c="12"/>character(len=:), allocatable, intent(inout) :: str</text:p>
      <text:p text:style-name="Standard"><text:s text:c="12"/>character(len=*), <text:s text:c="13"/>intent(in) <text:s text:c="3"/>:: s1, s2</text:p>
      <text:p text:style-name="Standard"><text:s text:c="12"/>logical, <text:s text:c="12"/>optional, intent(in) <text:s text:c="3"/>:: one, back</text:p>
      <text:p text:style-name="Standard"><text:s text:c="12"/>character(len=:), allocatable :: tmp</text:p>
      <text:p text:style-name="Standard"><text:s text:c="12"/>integer :: i, n, ilen, ilen1</text:p>
      <text:p text:style-name="Standard"><text:s text:c="12"/>logical :: l_one, l_back</text:p>
      <text:p text:style-name="Standard"><text:s text:c="12"/>l_one <text:s/>= .false.</text:p>
      <text:p text:style-name="Standard"><text:s text:c="12"/>l_back = .false.</text:p>
      <text:p text:style-name="Standard"><text:s text:c="12"/>if( present(one) ) l_one = one</text:p>
      <text:p text:style-name="Standard"><text:s text:c="12"/>if( l_one )then</text:p>
      <text:p text:style-name="Standard"><text:s text:c="16"/>if( present(back) ) l_back = back</text:p>
      <text:p text:style-name="Standard"><text:s text:c="12"/>endif</text:p>
      <text:p text:style-name="Standard"><text:s text:c="12"/>if ( len(str) &gt; 0 ) then</text:p>
      <text:p text:style-name="Standard"><text:s text:c="16"/>tmp <text:s text:c="2"/>= ''</text:p>
      <text:p text:style-name="Standard"><text:s text:c="16"/>ilen1 = len(s1)</text:p>
      <text:p text:style-name="Standard"><text:s text:c="16"/>do</text:p>
      <text:p text:style-name="Standard"><text:s text:c="20"/>ilen = len(str)</text:p>
      <text:p text:style-name="Standard"><text:s text:c="20"/>i <text:s text:c="3"/>= index(str,s1,back=l_back)</text:p>
      <text:p text:style-name="Standard"><text:s text:c="20"/>if (i&gt;0) then</text:p>
      <text:p text:style-name="Standard"><text:s text:c="24"/>if (i&gt;1) tmp = tmp//str(1:i-1)</text:p>
      <text:p text:style-name="Standard"><text:s text:c="24"/>tmp = tmp//s2</text:p>
      <text:p text:style-name="Standard"><text:s text:c="24"/>n <text:s text:c="2"/>= i+ilen1</text:p>
      <text:p text:style-name="Standard"><text:s text:c="24"/>if (n&lt;=ilen) then</text:p>
      <text:p text:style-name="Standard"><text:s text:c="28"/>str = str(n:ilen)</text:p>
      <text:p text:style-name="Standard"><text:s text:c="24"/>else</text:p>
      <text:p text:style-name="Standard"><text:s text:c="28"/>exit</text:p>
      <text:p text:style-name="Standard"><text:s text:c="24"/>end if</text:p>
      <text:p text:style-name="Standard"><text:s text:c="24"/>if( l_one )then</text:p>
      <text:p text:style-name="Standard"><text:s text:c="28"/>tmp = tmp//str</text:p>
      <text:p text:style-name="Standard"><text:s text:c="28"/>exit</text:p>
      <text:p text:style-name="Standard"><text:s text:c="24"/>endif</text:p>
      <text:p text:style-name="Standard"><text:s text:c="20"/>else</text:p>
      <text:p text:style-name="Standard"><text:s text:c="24"/>tmp = tmp//str</text:p>
      <text:p text:style-name="Standard"><text:s text:c="24"/>exit</text:p>
      <text:p text:style-name="Standard"><text:s text:c="20"/>end if</text:p>
      <text:p text:style-name="Standard"><text:s text:c="16"/>end do</text:p>
      <text:p text:style-name="Standard"><text:s text:c="16"/>str = tmp</text:p>
      <text:soft-page-break/>
      <text:p text:style-name="Standard"><text:s text:c="12"/>end if</text:p>
      <text:p text:style-name="Standard"><text:s text:c="8"/>end subroutine rpl_substr</text:p>
      <text:p text:style-name="Standard"><text:s text:c="4"/></text:p>
      <text:p text:style-name="Standard"><text:s text:c="4"/>end subroutine substr_replace</text:p>
      <text:p text:style-name="Standard"/>
      <text:p text:style-name="Standard"><text:s text:c="4"/>logical function is_blank( self )</text:p>
      <text:p text:style-name="Standard"><text:s text:c="8"/>class(string), intent(in) :: self</text:p>
      <text:p text:style-name="Standard"><text:s text:c="8"/>is_blank = .true.</text:p>
      <text:p text:style-name="Standard"><text:s text:c="8"/>if( allocated(self%buffer) ) is_blank = len_trim(self%buffer) == 0 <text:s text:c="7"/></text:p>
      <text:p text:style-name="Standard"><text:s text:c="4"/>end function is_blank</text:p>
      <text:p text:style-name="Standard"/>
      <text:p text:style-name="Standard"><text:s text:c="4"/>elemental logical function is_allocated( self )</text:p>
      <text:p text:style-name="Standard"><text:s text:c="8"/>class(string), intent(in) :: self</text:p>
      <text:p text:style-name="Standard"><text:s text:c="8"/>is_allocated = allocated(self%buffer)</text:p>
      <text:p text:style-name="Standard"><text:s text:c="4"/>end function is_allocated</text:p>
      <text:p text:style-name="Standard"/>
      <text:p text:style-name="Standard"><text:s text:c="4"/>! invariant to leading and trailing spaces</text:p>
      <text:p text:style-name="Standard"><text:s text:c="4"/>elemental logical function is_equal_1( self1, self2 )</text:p>
      <text:p text:style-name="Standard"><text:s text:c="8"/>class(string), intent(in) :: self1, self2</text:p>
      <text:p text:style-name="Standard"><text:s text:c="8"/>is_equal_1 = .false.</text:p>
      <text:p text:style-name="Standard"><text:s text:c="8"/>if( allocated(self1%buffer) .and. allocated(self2%buffer) )then</text:p>
      <text:p text:style-name="Standard"><text:s text:c="12"/>is_equal_1 = trim(adjustl(self1%buffer)) .eq. trim(adjustl(self2%buffer))</text:p>
      <text:p text:style-name="Standard"><text:s text:c="8"/>endif</text:p>
      <text:p text:style-name="Standard"><text:s text:c="4"/>end function is_equal_1</text:p>
      <text:p text:style-name="Standard"/>
      <text:p text:style-name="Standard"><text:s text:c="4"/>! invariant to leading and trailing spaces</text:p>
      <text:p text:style-name="Standard"><text:s text:c="4"/>elemental logical function is_equal_2( self, str_char )</text:p>
      <text:p text:style-name="Standard"><text:s text:c="8"/>class(string), <text:s text:c="3"/>intent(in) :: self</text:p>
      <text:p text:style-name="Standard"><text:s text:c="8"/>character(len=*), intent(in) :: str_char</text:p>
      <text:p text:style-name="Standard"><text:s text:c="8"/>is_equal_2 = .false.</text:p>
      <text:p text:style-name="Standard"><text:s text:c="8"/>if( allocated(self%buffer) )then</text:p>
      <text:p text:style-name="Standard"><text:s text:c="12"/>is_equal_2 = trim(adjustl(self%buffer)) .eq. trim(adjustl(str_char))</text:p>
      <text:p text:style-name="Standard"><text:s text:c="8"/>endif</text:p>
      <text:p text:style-name="Standard"><text:s text:c="4"/>end function is_equal_2</text:p>
      <text:p text:style-name="Standard"/>
      <text:p text:style-name="Standard"><text:s text:c="4"/>! invariant to leading and trailing spaces</text:p>
      <text:p text:style-name="Standard"><text:s text:c="4"/>elemental logical function is_not_equal_1( self1, self2 )</text:p>
      <text:p text:style-name="Standard"><text:s text:c="8"/>class(string), intent(in) :: self1, self2</text:p>
      <text:p text:style-name="Standard"><text:s text:c="8"/>is_not_equal_1 = .true.</text:p>
      <text:p text:style-name="Standard"><text:s text:c="8"/>if( allocated(self1%buffer) .and. allocated(self2%buffer) )then</text:p>
      <text:p text:style-name="Standard"><text:s text:c="12"/>is_not_equal_1 = trim(adjustl(self1%buffer)) .ne. trim(adjustl(self2%buffer))</text:p>
      <text:p text:style-name="Standard"><text:s text:c="8"/>endif</text:p>
      <text:p text:style-name="Standard"><text:s text:c="4"/>end function is_not_equal_1</text:p>
      <text:p text:style-name="Standard"/>
      <text:p text:style-name="Standard"><text:s text:c="4"/>! invariant to leading and trailing spaces</text:p>
      <text:p text:style-name="Standard"><text:s text:c="4"/>elemental logical function is_not_equal_2( self, str_char )</text:p>
      <text:p text:style-name="Standard"><text:s text:c="8"/>class(string), <text:s text:c="3"/>intent(in) :: self</text:p>
      <text:p text:style-name="Standard"><text:s text:c="8"/>character(len=*), intent(in) :: str_char</text:p>
      <text:p text:style-name="Standard"><text:s text:c="8"/>is_not_equal_2 = .true.</text:p>
      <text:soft-page-break/>
      <text:p text:style-name="Standard"><text:s text:c="8"/>if( allocated(self%buffer) )then</text:p>
      <text:p text:style-name="Standard"><text:s text:c="12"/>is_not_equal_2 = trim(adjustl(self%buffer)) .ne. trim(adjustl(str_char))</text:p>
      <text:p text:style-name="Standard"><text:s text:c="8"/>endif</text:p>
      <text:p text:style-name="Standard"><text:s text:c="4"/>end function is_not_equal_2</text:p>
      <text:p text:style-name="Standard"/>
      <text:p text:style-name="Standard"><text:s text:c="4"/>elemental subroutine set_real(self, val)</text:p>
      <text:p text:style-name="Standard"><text:s text:c="8"/>class(string), intent(inout) :: self</text:p>
      <text:p text:style-name="Standard"><text:s text:c="8"/>real, <text:s text:c="9"/>intent(in) <text:s text:c="3"/>:: val</text:p>
      <text:p text:style-name="Standard"><text:s text:c="8"/>character(len=STDLEN) :: tmp ! temporary buffer for WRITE</text:p>
      <text:p text:style-name="Standard"><text:s text:c="8"/>call self%kill</text:p>
      <text:p text:style-name="Standard"><text:s text:c="8"/>write(tmp, '(G0)') val <text:s text:c="6"/>! G0 = automatic-width formatting</text:p>
      <text:p text:style-name="Standard"><text:s text:c="8"/>self%buffer = trim(tmp) <text:s text:c="5"/>! assign trimmed text to allocatable string</text:p>
      <text:p text:style-name="Standard"><text:s text:c="4"/>end subroutine set_real</text:p>
      <text:p text:style-name="Standard"/>
      <text:p text:style-name="Standard"><text:s text:c="4"/>elemental subroutine set_dble(self, val)</text:p>
      <text:p text:style-name="Standard"><text:s text:c="8"/>class(string), intent(inout) :: self</text:p>
      <text:p text:style-name="Standard"><text:s text:c="8"/>real(dp), <text:s text:c="5"/>intent(in) <text:s text:c="3"/>:: val</text:p>
      <text:p text:style-name="Standard"><text:s text:c="8"/>character(len=STDLEN) :: tmp ! temporary buffer for WRITE</text:p>
      <text:p text:style-name="Standard"><text:s text:c="8"/>call self%kill</text:p>
      <text:p text:style-name="Standard"><text:s text:c="8"/>write(tmp, '(G0)') val <text:s text:c="6"/>! G0 = automatic-width formatting</text:p>
      <text:p text:style-name="Standard"><text:s text:c="8"/>self%buffer = trim(tmp) <text:s text:c="5"/>! assign trimmed text to allocatable string</text:p>
      <text:p text:style-name="Standard"><text:s text:c="4"/>end subroutine set_dble</text:p>
      <text:p text:style-name="Standard"/>
      <text:p text:style-name="Standard"><text:s text:c="4"/>elemental subroutine set_int(self, val)</text:p>
      <text:p text:style-name="Standard"><text:s text:c="8"/>class(string), intent(inout) :: self</text:p>
      <text:p text:style-name="Standard"><text:s text:c="8"/>integer, <text:s text:c="5"/>intent(in) <text:s text:c="4"/>:: val</text:p>
      <text:p text:style-name="Standard"><text:s text:c="8"/>character(len=STDLEN) :: tmp ! temporary buffer for WRITE</text:p>
      <text:p text:style-name="Standard"><text:s text:c="8"/>call self%kill</text:p>
      <text:p text:style-name="Standard"><text:s text:c="8"/>write(tmp, '(G0)') val <text:s text:c="6"/>! G0 = automatic-width formatting</text:p>
      <text:p text:style-name="Standard"><text:s text:c="8"/>self%buffer = trim(tmp) <text:s text:c="5"/>! assign trimmed text to allocatable string</text:p>
      <text:p text:style-name="Standard"><text:s text:c="4"/>end subroutine set_int</text:p>
      <text:p text:style-name="Standard"><text:s text:c="4"/></text:p>
      <text:p text:style-name="Standard"><text:s text:c="4"/>! I/O</text:p>
      <text:p text:style-name="Standard"/>
      <text:p text:style-name="Standard"><text:s text:c="4"/>subroutine readline( self, fhandle, ios )</text:p>
      <text:p text:style-name="Standard"><text:s text:c="8"/>class(string), intent(inout) :: self</text:p>
      <text:p text:style-name="Standard"><text:s text:c="8"/>integer, <text:s text:c="6"/>intent(in) <text:s text:c="3"/>:: fhandle</text:p>
      <text:p text:style-name="Standard"><text:s text:c="8"/>integer, <text:s text:c="6"/>intent(out) <text:s text:c="2"/>:: ios</text:p>
      <text:p text:style-name="Standard"><text:s text:c="8"/>character(len=XLONGSTRLEN) <text:s text:c="2"/>:: buffer_static</text:p>
      <text:p text:style-name="Standard"><text:s text:c="8"/>call self%kill</text:p>
      <text:p text:style-name="Standard"><text:s text:c="8"/>read(fhandle, '(A)', iostat=ios) buffer_static</text:p>
      <text:p text:style-name="Standard"><text:s text:c="8"/>if( ios == 0 ) self%buffer = trim(adjustl(buffer_static))</text:p>
      <text:p text:style-name="Standard"><text:s text:c="4"/>end subroutine readline</text:p>
      <text:p text:style-name="Standard"/>
      <text:p text:style-name="Standard"><text:s text:c="4"/>subroutine writeline( self, fhandle, ios )</text:p>
      <text:p text:style-name="Standard"><text:s text:c="8"/>class(string), intent(inout) :: self</text:p>
      <text:p text:style-name="Standard"><text:s text:c="8"/>integer, <text:s text:c="6"/>intent(in) <text:s text:c="3"/>:: fhandle</text:p>
      <text:p text:style-name="Standard"><text:s text:c="8"/>integer, <text:s text:c="6"/>intent(out) <text:s text:c="2"/>:: ios</text:p>
      <text:p text:style-name="Standard"><text:s text:c="8"/>if( allocated(self%buffer) )then</text:p>
      <text:soft-page-break/>
      <text:p text:style-name="Standard"><text:s text:c="12"/>write(fhandle, '(A)', iostat=ios) trim(adjustl(self%buffer))</text:p>
      <text:p text:style-name="Standard"><text:s text:c="8"/>else</text:p>
      <text:p text:style-name="Standard"><text:s text:c="12"/>ios = -1</text:p>
      <text:p text:style-name="Standard"><text:s text:c="8"/>endif</text:p>
      <text:p text:style-name="Standard"><text:s text:c="4"/>end subroutine writeline</text:p>
      <text:p text:style-name="Standard"><text:s text:c="8"/></text:p>
      <text:p text:style-name="Standard"><text:s text:c="4"/>elemental subroutine kill( self )</text:p>
      <text:p text:style-name="Standard"><text:s text:c="8"/>class(string), intent(inout) :: self</text:p>
      <text:p text:style-name="Standard"><text:s text:c="8"/>if( allocated(self%buffer) ) deallocate(self%buffer)</text:p>
      <text:p text:style-name="Standard"><text:s text:c="4"/>end subroutine kill</text:p>
      <text:p text:style-name="Standard"/>
      <text:p text:style-name="Standard">end module simple_string</text:p>
      <text:p text:style-name="Standard"/>
      <text:p text:style-name="P3">Type casting</text:p>
      <text:p text:style-name="Standard">The most important type casting functions in this class are string(‘MY_HELLO_WORLD_STR’), which casts the standard character type to a string type and the my_str_obj%to_char() which casts a string type to the standard character type, which is necessary to do scan, index, print, and pass dummy arguments to a large number of legacy methods. This required some changes in core functionality, most importantly in those data structures that deal with binary parsing of orientation information on disk, and the container objects used extensively in ori, oris, and sp_project. Therefore, we need to tests these core functions carefully. Furthermore, JSON parsing and user_interface parsing needs to be tested carefully as they are also affected by these changes. Star file format conversion is another area that needs testing. From now on, all developers are expected to stop using static strings other than in situations that require casting for dummy argument passing. Another exception is OpenMP regions and I will discuss the policy for using static strings in OpenMP sections below.</text:p>
      <text:p text:style-name="Standard"/>
      <text:p text:style-name="P4">Usage</text:p>
      <text:p text:style-name="Standard">Any string declared as character(len=*), parameter has the correct length and does not need to be subject to trim() or adjustl(). Any string declared as ‘string’ type will be subject to trim() when casted with %to_char() or compared with .eq. etc. This makes the whole library a lot cleaner and easier to read. In order to access a substring in legacy format, please use the str%to_char([from_ind,to_ind]) syntax. Hence, to replicate str(from:) in the previous syntax, use str%to_char([from,str%strlen_trim()]). If you need to cast either a string type or a static character string to an intrinsic allocatable string type, please use cast_str_types() in simple_string_utils. Most of the syslib methods that are used extensively to operate on static parameter strings have been overloaded to manage this without type casting. All file names, directory names, etc. have been declared as strings and all functions and subroutines that accept files and directory names have been changed to accept the string type as dummy argument. Most of the methods you will ever need are implemented in the string class and the string_utils module. Please, use these instead of implementing local subroutines or functions to do the job. If additional string routines are needed, please have a chat with me and we can look at how to implement them.</text:p>
      <text:p text:style-name="Standard"/>
      <text:p text:style-name="Standard"><text:span text:style-name="T5">Joe/Cyril</text:span></text:p>
      <text:p text:style-name="Standard">We need to stop the bad habit of allocating arrays that need to be dynamically updated starting with index 0. This is NOT the Fortran way to do it. Fortran, in contrast to C or C++ provides all the utilities you need to manipulate arrays and conventions that may work in the C world are not necessarily appropriate in Fortran. Please, use the intrinsic routines for allocatable arrays to do these manipulations. The syntax may seem clunky in that you need to test for allocation status, but it is actually much faster than any derivative of C because these routines are highly optimized in Fortran. For example</text:p>
      <text:soft-page-break/>
      <text:p text:style-name="Standard">real, allocatable :: arr_acc(:)</text:p>
      <text:p text:style-name="Standard">real, allocatable :: arr(:)</text:p>
      <text:p text:style-name="Standard">do i = 1, N</text:p>
      <text:p text:style-name="Standard">    arr = fun_that_returns_array()</text:p>
      <text:p text:style-name="Standard">    if( allocated(arr_acc) )then</text:p>
      <text:p text:style-name="Standard">        arr_acc = [arr,arr_acc]</text:p>
      <text:p text:style-name="Standard">    else</text:p>
      <text:p text:style-name="Standard">        allocate(arr_acc(size(arr)), source=arr)</text:p>
      <text:p text:style-name="Standard">    endif</text:p>
      <text:p text:style-name="Standard">end do</text:p>
      <text:p text:style-name="Standard">This gives you a correctly indexed array starting from 1 going to N with size N, whereas the other approach gives you an incorrectly indexed array starting from 0 going to N with size N+1. God knows what kind of bugs that can cause down the road.</text:p>
      <text:p text:style-name="Standard"/>
      <text:p text:style-name="Standard">General comment on implementing classes in Fortran: The data section in the derived type should be declared private in order to enable encapsulation of the instance of the class from the rest of the world. This is especially critical when projects grow large (like this one has). Encapsulation makes everything so much simpler to debug and maintain because there is only a single place to look for methods that modify the data of the class. It is so easy to fall into the devious trap of just fetching data sections from derived types and doing stuff with it instead of implementing getters/setters, and once you do, the complexity of the relationships explode and the code starts to rot. I haven’t changed any of this, I leave it up to you. Here is a concrete example of object oriented programming gone awry:</text:p>
      <text:p text:style-name="Standard"/>
      <text:p text:style-name="Standard">call http_gen_pickrefs_communicator%json%add(http_gen_pickrefs_communicator%job_json, "mask_diam", nint(mskdiam_estimate))</text:p>
      <text:p text:style-name="Standard"/>
      <text:p text:style-name="Standard">Which should have been</text:p>
      <text:p text:style-name="Standard"/>
      <text:p text:style-name="Standard">call http_gen_pickrefs_communicator%add("mask_diam", nint(mskdiam_estimate))</text:p>
      <text:p text:style-name="Standard"/>
      <text:p text:style-name="Standard">Because the json inside the communicator object should have been declared private (encapsulation) and been overridden through the provided composition (composition is the preferred alternative to inheritance in OO-programming) with the json instance. The http_gen_pickrefs_communicator%job_json should never have to be given to the method because it is part of the instance and should be declared private when the principle of encapsulation is applied correctly. If you need reference literature on this or want <text:s/>in-person coaching on the topic I am happy to be of assistance.</text:p>
      <text:p text:style-name="Standard"/>
      <text:p text:style-name="Standard">simple_starfile: the problems you have had with OpenMP are likely due to subroutines and functions allocating or deallocating strings in OpenMP parallel regions. Ensure that all strings used in parallel sections are declared static or allocated/deallocated before/after the parallel region. Also, please discuss parallel implementations and OpenMP optimization with me if you are insecure in this area. I have spent 20 years struggling with this.</text:p>
      <text:p text:style-name="Standard"/>
      <text:p text:style-name="Standard">I need your help with testing and validating the star file codes. They were a pain to refactor. There is a lot of duplicated logic in the code that handles starprojects. DRY is a principle often emphasized in professional software development (Don’t Repeat Yourself) because it makes maintenance (like refactoring) and debugging (always following refactoring) <text:s/>much easier.</text:p>
      <text:p text:style-name="Standard"/>
      <text:soft-page-break/>
      <text:p text:style-name="Standard">It looks like there was an effort to do parallel io with discrete_stack_io. Is this something that should be finished? If so, we need to implement some additional static methods in the dynamic string class to replace the overloaded generic assignments.</text:p>
      <text:p text:style-name="P6"/>
      <text:p text:style-name="P7">Exception handling policy</text:p>
      <text:p text:style-name="Standard"/>
      <text:p text:style-name="Standard">I do not want to see any optional dummy arguments to subroutines or functions passing error messages. I don’t want any optional path variables when I am getting a stack of class averages from a project. From now on, please hide all exception handling within the subroutines themselves and stop exposing them to the outside world. This is yet another example of the violation of the single-responsibility principle that has been part of any serious programming culture since the 1960s. The single-responsibility principle is the basis for the principle of encapsulation in object-oriented design. For a bunch of coders that bitch so much about the old-school ways of Fortran you have disappointingly weak knowledge about modern software architecture and design. I suggest you read the following books:</text:p>
      <text:p text:style-name="Standard"/>
      <text:p text:style-name="Standard">Design Patterns, Elements of Reusable Object-Oriented Software (Gang of Four)</text:p>
      <text:p text:style-name="Standard">Refactoring, by Kent Beck and Martin Fowler</text:p>
      <text:p text:style-name="Standard">The Pragmatic Programmer</text:p>
      <text:p text:style-name="Standard">Domain-Driven Design, by Eric Evans</text:p>
      <text:p text:style-name="Standard"/>
      <text:p text:style-name="P8">Tricky bugs</text:p>
      <text:p text:style-name="Standard"/>
      <text:p text:style-name="Standard">Strings must be allocated before entering a parallel OpenMP section. For example, if you use %to_char() (as I did in the hash data structures, to compare keys) in a parallel region all kinds of weird shit happens because to_char() returns an allocatable <text:s/>string. Therefore, I implemented a to_static casting method to replace to_char in parallel regions. The getters in the sp_project class that are used in parallel regions have been restricted to use static string methods. You can absolutely use the dynamic strings in parallel regions, you just have to make sure that they are not allocated/deallocated and you must makes sure that no subroutines that are used in the parallel code tree do, and you must make sure that you have no sneaky overloaded object-oriented constructs that do.</text:p>
      <text:p text:style-name="Standard"/>
      <text:p text:style-name="P9">Expanded test suite</text:p>
      <text:p text:style-name="Standard"/>
      <text:p text:style-name="Standard">In order to enable major refactorings like this one, we need to expand the test coverage of the code base. I have made some efforts in this regard. Although chatgpt is not brilliant at generating novel code to solve real problems, it is quite good at getting things started and generating boilerplate code for testing purposes. I used chatgtp to write the following tester modules</text:p>
      <text:p text:style-name="Standard"/>
      <text:p text:style-name="Standard">use simple_test_utils <text:s text:c="8"/># assertions for unit testing</text:p>
      <text:p text:style-name="Standard">use simple_string_tester <text:s text:c="2"/># unit test suite for the new string class</text:p>
      <text:p text:style-name="Standard">use simple_syslib_tester <text:s text:c="2"/># the rest are self-explanatory</text:p>
      <text:p text:style-name="Standard">use simple_fileio_tester</text:p>
      <text:p text:style-name="Standard">use simple_chash_tester</text:p>
      <text:p text:style-name="Standard">use simple_hash_tester</text:p>
      <text:p text:style-name="Standard">use simple_cmdline_tester</text:p>
      <text:p text:style-name="Standard">use simple_ori_tester</text:p>
      <text:p text:style-name="Standard">use simple_oris_tester</text:p>
      <text:p text:style-name="Standard"/>
      <text:soft-page-break/>
      <text:p text:style-name="Standard">that are now part of the simple_test_units executable. I strongly advice you to adopt this way of development. Rather than spending days writing substandard tests (because it’s fucking boring) you get a very ambitious suite of tests that you only need to debug and ensure that they test the specifics of your implementation. Great use case for AI if you ask me. The tests are also a form of documentation of the code, showing how the tested classes should be used and what conventions are in place.</text:p>
      <text:p text:style-name="Standard"/>
      <text:p text:style-name="P10">First things first</text:p>
      <text:p text:style-name="Standard"/>
      <text:p text:style-name="Standard">1. Review the code that you originally wrote to familiarize yourself with the new syntax and check for mistakes.</text:p>
      <text:p text:style-name="Standard">2, Run every test you can conceivably come up with and resolve the bugs. If you don’t understand the bugs, please speak to me, I can help. Start with small tests and work your way up.</text:p>
      <text:p text:style-name="Standard"/>
      <text:p text:style-name="Standard">It is going to take a few weeks for the dust to settle after this one.</text:p>
      <text:p text:style-name="Standard"/>
      <text:p text:style-name="P11">Appropriate use of static LONGSTRLEN/XLONGSTRLEN strings</text:p>
      <text:p text:style-name="Standard"/>
      <text:list text:style-name="LFO1" text:continue-numbering="true">
        <text:list-item>
          <text:p text:style-name="P12">As return values when interacting with the operative system, example in simple_getenv, simple_list_dirs, simple_list_files, simple_list_files_regexp, simple_abspath, simple_cmdline</text:p>
        </text:list-item>
        <text:list-item>
          <text:p text:style-name="P13">As static buffers when reading from a text file or converting an ori to string or converting a hash to string. In principle, we could re-write the conversion to string in the ori object to use dynamic strings but this would prevent their use in <text:s/>parallel regions. I left it static in case we ever want to do parallel project file manipulations.</text:p>
        </text:list-item>
        <text:list-item>
          <text:p text:style-name="P14">When getting a micrograph name in spproj :: get_micname, because it is used in a OpenMP region in simple_starproject_stream</text:p>
        </text:list-item>
        <text:list-item>
          <text:p text:style-name="P15">I selected to use static strings across the board in simple_starfile not to interfere with OpenMP. Same in starproject_stream.</text:p>
        </text:list-item>
        <text:list-item>
          <text:p text:style-name="P16">The new string class (simple_string) uses it in the readline routine used for reading a text file line of a filehandle straight into the string instance.</text:p>
        </text:list-item>
      </text:list>
      <text:p text:style-name="Standard"/>
      <text:p text:style-name="P17">Appropriate use of static STDLEN strings</text:p>
      <text:list text:style-name="LFO2" text:continue-numbering="true">
        <text:list-item>
          <text:p text:style-name="P18">As static string character variables in the parameters class. However, file and directory names etc. should be dynamically allocated strings. Instantiation of the parameters class should never happen in a parallel OpenMP region so we could in principle replace all these with dynamic strings but I don’t have the energy at present.</text:p>
        </text:list-item>
        <text:list-item>
          <text:p text:style-name="P19">In OpenMP regions.</text:p>
        </text:list-item>
      </text:list>
      <text:p text:style-name="Standard"/>
      <text:p text:style-name="P20">Appropriate use of character(len=:), allocatable strings</text:p>
      <text:list text:style-name="LFO3" text:continue-numbering="true">
        <text:list-item>
          <text:p text:style-name="P21">No allocations/deallocations in OpenMP regions (this includes the entire parallelized code tree).</text:p>
        </text:list-item>
        <text:list-item>
          <text:p text:style-name="P22">Sometimes it is more convenient to use these than the new string type, typically because the generated string needs to be passed to intrinsic functions.</text:p>
        </text:list-item>
        <text:list-item>
          <text:p text:style-name="P23">To preserve legacy cod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lmlund, Hans (NIH/NCI) [E]</dc:creator>
    <meta:creation-date>2025-11-18T13:46:00Z</meta:creation-date>
    <dc:date>2026-01-18T14:09:00Z</dc:date>
    <meta:template xlink:href="Normal.dotm" xlink:type="simple"/>
    <meta:editing-cycles>44</meta:editing-cycles>
    <meta:editing-duration>PT442260S</meta:editing-duration>
    <meta:document-statistic meta:page-count="14" meta:paragraph-count="59" meta:word-count="4472" meta:character-count="29908" meta:row-count="212" meta:non-whitespace-character-count="25495"/>
  </office:meta>
</office:document-meta>
</file>